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Text_20_body" style:list-style-name="L3">
      <style:paragraph-properties fo:margin-top="0in" fo:margin-bottom="0in"/>
    </style:style>
    <style:style style:name="P17" style:family="paragraph" style:parent-style-name="Text_20_body" style:list-style-name="L4">
      <style:paragraph-properties fo:margin-top="0in" fo:margin-bottom="0in"/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</office:automatic-styles>
  <office:body>
    <office:text>
      <text:p text:style-name="Title">Boolea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ly 2, 2021 (09:42:17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lab serves four core goals:</text:p>
      <text:list text:style-name="L1">
        <text:list-item>
          <text:p text:style-name="P1">To help you manipulate boolean values,</text:p>
        </text:list-item>
        <text:list-item>
          <text:p text:style-name="P1">To practice boolean operators,</text:p>
        </text:list-item>
        <text:list-item>
          <text:p text:style-name="P1">To understand the concept of <text:span text:style-name="T1">precedence</text:span>,</text:p>
        </text:list-item>
        <text:list-item>
          <text:p text:style-name="P1">To practice simple mental calculations.</text:p>
        </text:list-item>
      </text:list>
      <text:h text:style-name="Heading_20_1" text:outline-level="1"><text:bookmark-start text:name="truth-tables"/>Truth Tables<text:bookmark-end text:name="truth-tables"/></text:h>
      <text:list text:style-name="L2">
        <text:list-item>
          <text:p text:style-name="P2">Copy-and-paste the following code into the <text:span text:style-name="NormalTok">Main</text:span> method of a new project:</text:p>
        </text:list-item>
      </text:list>
      <text:p text:style-name="P3">Console.WriteLine("Conjunction (and, &amp;&amp;) truth table:"</text:p>
      <text:p text:style-name="P4">+ "\n\n &amp;&amp; <text:s text:c="2"/>||\t" + true+ "\t| " + false</text:p>
      <text:p text:style-name="P5">+ "\n------||------------|--------"</text:p>
      <text:p text:style-name="P6">+ "\n" + true + " <text:s text:c="1"/>||\t" + (true &amp;&amp; true)+ "\t| " + (true &amp;&amp; false)</text:p>
      <text:p text:style-name="P7">+ "\n" + false+ " ||\t" + (false &amp;&amp; true)+ "\t| " + (false &amp;&amp; false)</text:p>
      <text:p text:style-name="P8">+ "\n\n*-*-*-*-*-*-*-*-*-*-*-*-*-*-*-*-*-*\n");</text:p>
      <text:p text:style-name="P9"/>
      <text:p text:style-name="P10">Console.WriteLine("Negation (not, !) truth table:"</text:p>
      <text:p text:style-name="P11">+ "\n\n value <text:s text:c="2"/>||\t ! \t " </text:p>
      <text:p text:style-name="P12">+ "\n---------||------"</text:p>
      <text:p text:style-name="P13">+ "\n" + true+ "\t ||\t" + false</text:p>
      <text:p text:style-name="P14">+ "\n" + (!true)+ "\t ||\t" + (!false)</text:p>
      <text:p text:style-name="P15">+ "\n\n*-*-*-*-*-*-*-*-*-*-*-*-*-*-*-*-*-*\n");</text:p>
      <text:list text:style-name="L3">
        <text:list-item>
          <text:p text:style-name="P16">Compile and execute it. This should display to the screen truth tables for conjunction (and, <text:span text:style-name="OperatorTok">&amp;&amp;</text:span>) and negation (not, <text:span text:style-name="OperatorTok">!</text:span>).</text:p>
        </text:list-item>
        <text:list-item>
          <text:p text:style-name="P16">Make sure you understand both the code and its output.</text:p>
        </text:list-item>
        <text:list-item>
          <text:p text:style-name="P16">Add after the truth table for the negation, write code to display truth tables for</text:p>
          <text:list>
            <text:list-item>
              <text:p text:style-name="P16">the binary operators disjunction (or, <text:span text:style-name="OperatorTok">||</text:span>),</text:p>
            </text:list-item>
            <text:list-item>
              <text:p text:style-name="P16">identity (equality, <text:span text:style-name="OperatorTok">==</text:span>) and</text:p>
            </text:list-item>
            <text:list-item>
              <text:p text:style-name="P16">difference (inequality, <text:span text:style-name="OperatorTok">!=</text:span>). Normally, using the find-and-replace feature of your IDE should make this a quick and easy task.</text:p>
            </text:list-item>
          </text:list>
        </text:list-item>
        <text:list-item>
          <text:p text:style-name="P16">You can make sure you completed this exercise correctly by checking that your output match the truth tables on wikipedia for <text:a xlink:type="simple" xlink:href="https://en.wikipedia.org/wiki/Truth_table#Logical_disjunction_(OR)" office:name=""><text:span text:style-name="Definition">disjunction</text:span></text:a> and <text:a xlink:type="simple" xlink:href="https://en.wikipedia.org/wiki/Truth_table#Logical_equality" office:name=""><text:span text:style-name="Definition">equality</text:span></text:a>. For inequality, in this case check against the table for <text:a xlink:type="simple" xlink:href="https://en.wikipedia.org/wiki/Truth_table#Exclusive_disjunction" office:name=""><text:span text:style-name="Definition">exclusive disjunction</text:span></text:a>. Exclusive disjunction (XOR) is conceptually different than inequality, but has the same truth table.</text:p>
        </text:list-item>
      </text:list>
      <text:h text:style-name="Heading_20_1" text:outline-level="1"><text:bookmark-start text:name="precedence-and-order-of-evaluation"/>Precedence and Order of Evaluation<text:bookmark-end text:name="precedence-and-order-of-evaluation"/></text:h>
      <text:h text:style-name="Heading_20_2" text:outline-level="2"><text:bookmark-start text:name="reading-and-understanding"/>Reading and Understanding<text:bookmark-end text:name="reading-and-understanding"/></text:h>
      <text:p text:style-name="First_20_paragraph">If you read the <text:a xlink:type="simple" xlink:href="https://docs.microsoft.com/en-us/dotnet/csharp/language-reference/operators/#operator-precedence" office:name=""><text:span text:style-name="Definition">documentation on operator precedence</text:span></text:a>, you will see that operators are evaluated in a particular order. From higher precedence (that is, evaluated first) to lower precedence (that is, evaluated last), this order is: <text:span text:style-name="OperatorTok">!</text:span><text:span text:style-name="NormalTok"><text:s text:c="1"/></text:span><text:span text:style-name="OperatorTok">(*</text:span><text:span text:style-name="NormalTok"><text:s text:c="1"/></text:span><text:span text:style-name="OperatorTok">/</text:span><text:span text:style-name="NormalTok"><text:s text:c="1"/></text:span><text:span text:style-name="OperatorTok">%)</text:span><text:span text:style-name="NormalTok"><text:s text:c="1"/></text:span><text:span text:style-name="OperatorTok">(+</text:span><text:span text:style-name="NormalTok"><text:s text:c="1"/></text:span><text:span text:style-name="OperatorTok">-)</text:span><text:span text:style-name="NormalTok"><text:s text:c="1"/></text:span><text:span text:style-name="OperatorTok">(&lt;</text:span><text:span text:style-name="NormalTok"><text:s text:c="1"/></text:span><text:span text:style-name="OperatorTok">&gt;</text:span><text:span text:style-name="NormalTok"><text:s text:c="1"/></text:span><text:span text:style-name="OperatorTok">&lt;=</text:span><text:span text:style-name="NormalTok"><text:s text:c="1"/></text:span><text:span text:style-name="OperatorTok">&gt;=)</text:span><text:span text:style-name="NormalTok"><text:s text:c="1"/></text:span><text:span text:style-name="OperatorTok">(==</text:span><text:span text:style-name="NormalTok"><text:s text:c="1"/></text:span><text:span text:style-name="OperatorTok">!=)</text:span><text:span text:style-name="NormalTok"><text:s text:c="1"/></text:span><text:span text:style-name="OperatorTok">&amp;&amp;</text:span><text:span text:style-name="NormalTok"><text:s text:c="1"/></text:span><text:span text:style-name="OperatorTok">||</text:span>. Inside each group in parenthesis, operations are evaluated from left to right.</text:p>
      <text:p text:style-name="Text_20_body">So that, for instance, <text:span text:style-name="OperatorTok">!</text:span><text:span text:style-name="NormalTok"><text:s text:c="1"/>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 will be evaluated as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</table:table-cell>
            <table:table-cell table:style-name="TableHeaderRowCell" office:value-type="string">
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OperatorTok">!</text:span><text:span text:style-name="NormalTok"><text:s text:c="1"/></text:span><text:span text:style-name="KeywordTok">tru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2" text:anchor-type="paragraph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 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 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KeywordTok">tru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KeywordTok">tru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/text:p>
          </table:table-cell>
        </table:table-row>
      </table:table>
      <text:p text:style-name="First_20_paragraph">Note that an expression like <text:span text:style-name="OperatorTok">!</text:span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 doesn’t make any sense: C# would try to take the negation of <text:span text:style-name="DecValTok">3</text:span>, but you can’t negate the truth value of an integer! Along the same lines, an expression like <text:span text:style-name="KeywordTok">false</text:span><text:span text:style-name="NormalTok"><text:s text:c="1"/></text:span><text:span text:style-name="OperatorTok">*</text:span><text:span text:style-name="NormalTok"><text:s text:c="1"/></text:span><text:span text:style-name="KeywordTok">true</text:span> doesn’t make any sense: you can not multiply booleans (what would be “true times false”?)! Similarly, <text:span text:style-name="DecValTok">3</text:span><text:span text:style-name="NormalTok"><text:s text:c="1"/></text:span><text:span text:style-name="OperatorTok">%</text:span><text:span text:style-name="NormalTok"><text:s text:c="1"/></text:span><text:span text:style-name="KeywordTok">false</text:span> will cause an error: can you see why? These are all examples of “illegal” expressions.</text:p>
      <text:h text:style-name="Heading_20_2" text:outline-level="2"><text:bookmark-start text:name="computing-simple-boolean-expressions"/>Computing Simple Boolean Expressions<text:bookmark-end text:name="computing-simple-boolean-expressions"/></text:h>
      <text:p text:style-name="First_20_paragraph">Evaluate the following expressions. Try to do this “by hand,” and write your answers down on paper.</text:p>
      <text:list text:style-name="L4">
        <text:list-item>
          <text:p text:style-name="P17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==</text:span><text:span text:style-name="NormalTok"><text:s text:c="1"/></text:span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true</text:span><text:span text:style-name="OperatorTok">)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OperatorTok">)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OperatorTok">!(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OperatorTok">)</text:span></text:p>
        </text:list-item>
      </text:list>
      <text:h text:style-name="Heading_20_2" text:outline-level="2"><text:bookmark-start text:name="computing-expressions-involving-booleans-and-numerical-values"/>Computing Expressions Involving Booleans and Numerical Values<text:bookmark-end text:name="computing-expressions-involving-booleans-and-numerical-values"/></text:h>
      <text:p text:style-name="First_20_paragraph">For each of the following expressions, decide if it is “legal” or not. If it is, give the result of its evaluation.</text:p>
      <text:list text:style-name="L5"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</text:p>
        </text:list-item>
        <text:list-item>
          <text:p text:style-name="P18"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4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=</text:span><text:span text:style-name="NormalTok"><text:s text:c="1"/></text:span><text:span text:style-name="DecValTok">2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KeywordTok">false</text:span></text:p>
        </text:list-item>
        <text:list-item>
          <text:p text:style-name="P18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+</text:span><text:span text:style-name="NormalTok"><text:s text:c="1"/></text:span><text:span text:style-name="DecValTok">5</text:span><text:span text:style-name="NormalTok"><text:s text:c="1"/></text:span><text:span text:style-name="OperatorTok">*</text:span><text:span text:style-name="NormalTok"><text:s text:c="1"/></text:span><text:span text:style-name="DecValTok">8</text:span><text:span text:style-name="NormalTok"><text:s text:c="1"/></text:span><text:span text:style-name="OperatorTok">==</text:span><text:span text:style-name="NormalTok"><text:s text:c="1"/></text:span><text:span text:style-name="DecValTok">43</text:span></text:p>
        </text:list-item>
        <text:list-item>
          <text:p text:style-name="P18"><text:span text:style-name="DecValTok">3</text:span><text:span text:style-name="NormalTok"><text:s text:c="1"/></text:span><text:span text:style-name="OperatorTok">+</text:span><text:span text:style-name="NormalTok"><text:s text:c="1"/></text:span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Boolea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7-02T13:42:27Z</meta:creation-date>
    <dc:date>2021-07-02T13:42:27Z</dc:date>
    <meta:user-defined meta:name="date" meta:value-type="string">July   2, 2021 (09:42:17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block">
  <mo>⇒</mo>
</math>
</file>

<file path=Formula-2/content.xml><?xml version="1.0" encoding="utf-8"?>
<math xmlns="http://www.w3.org/1998/Math/MathML" display="inline">
  <mo>⇒</mo>
</math>
</file>

<file path=Formula-4/content.xml><?xml version="1.0" encoding="utf-8"?>
<math xmlns="http://www.w3.org/1998/Math/MathML" display="inline">
  <mo>⇒</mo>
</math>
</file>

<file path=Formula-6/content.xml><?xml version="1.0" encoding="utf-8"?>
<math xmlns="http://www.w3.org/1998/Math/MathML" display="inline">
  <mo>⇒</mo>
</math>
</file>

<file path=Formula-8/content.xml><?xml version="1.0" encoding="utf-8"?>
<math xmlns="http://www.w3.org/1998/Math/MathML" display="inline">
  <mo>⇒</mo>
</math>
</file>